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a2c4" officeooo:paragraph-rsid="001ca2c4"/>
    </style:style>
    <style:style style:name="P2" style:family="paragraph" style:parent-style-name="Standard" style:list-style-name="L1">
      <style:text-properties officeooo:rsid="001ca2c4" officeooo:paragraph-rsid="001ca2c4"/>
    </style:style>
    <style:style style:name="P3" style:family="paragraph" style:parent-style-name="Standard" style:list-style-name="L4">
      <style:text-properties officeooo:rsid="001ca2c4" officeooo:paragraph-rsid="001ca2c4"/>
    </style:style>
    <style:style style:name="P4" style:family="paragraph" style:parent-style-name="Standard">
      <style:text-properties officeooo:rsid="001ca9d9" officeooo:paragraph-rsid="001ca9d9"/>
    </style:style>
    <style:style style:name="P5" style:family="paragraph" style:parent-style-name="Standard" style:list-style-name="L5">
      <style:text-properties officeooo:rsid="001ca9d9" officeooo:paragraph-rsid="001ca9d9"/>
    </style:style>
    <style:style style:name="P6" style:family="paragraph" style:parent-style-name="Standard" style:list-style-name="L4">
      <style:text-properties officeooo:rsid="001ca9d9" officeooo:paragraph-rsid="001ca9d9"/>
    </style:style>
    <style:style style:name="P7" style:family="paragraph" style:parent-style-name="Standard" style:list-style-name="L6">
      <style:text-properties officeooo:rsid="001ca9d9" officeooo:paragraph-rsid="001ca9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2</text:p>
      <text:p text:style-name="P1"/>
      <text:p text:style-name="P4">1. Review the layers of entity in GW documentation.</text:p>
      <text:p text:style-name="P1"/>
      <text:p text:style-name="P1">2. Create extension Contact.etx to capture the following information</text:p>
      <text:p text:style-name="P1"/>
      <text:list xml:id="list1542164966" text:style-name="L1">
        <text:list-item>
          <text:p text:style-name="P2">Office email address <text:s text:c="6"/>- <text:tab/>Varchar of 30 characters</text:p>
        </text:list-item>
        <text:list-item>
          <text:p text:style-name="P2">Office phone no <text:s text:c="13"/>- <text:tab/>Integer</text:p>
        </text:list-item>
      </text:list>
      <text:p text:style-name="P1"/>
      <text:p text:style-name="P1">3. Create a new entity named DriverDetails_Ext.eti and add the following elements:</text:p>
      <text:p text:style-name="P1"/>
      <text:list xml:id="list4005476269" text:style-name="L4">
        <text:list-item>
          <text:p text:style-name="P3">DriverName<text:tab/><text:tab/> <text:s text:c="4"/>-<text:tab/>Varchar of 20 characters</text:p>
        </text:list-item>
        <text:list-item>
          <text:p text:style-name="P3">DriverLicenseID <text:s text:c="13"/>- <text:tab/>Varchar of 20 characters</text:p>
        </text:list-item>
        <text:list-item>
          <text:p text:style-name="P3">DriverAge <text:s text:c="23"/>-<text:tab/>Integer</text:p>
        </text:list-item>
        <text:list-item>
          <text:p text:style-name="P3">LicenseExpiryDate <text:tab/> <text:s text:c="5"/>-<text:tab/>Date only</text:p>
        </text:list-item>
        <text:list-item>
          <text:p text:style-name="P6">Occupation <text:s text:c="22"/>- <text:s text:c="4"/>TypeKey</text:p>
        </text:list-item>
      </text:list>
      <text:p text:style-name="P1"/>
      <text:p text:style-name="P4">4. Create a new entity named VehicleDetails_Ext.eti and add the following elements:</text:p>
      <text:p text:style-name="P4"/>
      <text:list xml:id="list3803402560" text:style-name="L5">
        <text:list-item>
          <text:p text:style-name="P5">VehicleName<text:tab/><text:tab/> <text:s text:c="5"/>-<text:tab/>Varchar of 20 characters</text:p>
        </text:list-item>
        <text:list-item>
          <text:p text:style-name="P5">VehicleID <text:s text:c="24"/>- <text:s text:c="4"/>Integer</text:p>
        </text:list-item>
        <text:list-item>
          <text:p text:style-name="P5">VehicleType <text:s text:c="20"/>-<text:tab/>TypeKey</text:p>
        </text:list-item>
      </text:list>
      <text:p text:style-name="P4"/>
      <text:p text:style-name="P4">5. Add and arraykey from DriverDetails_Ext to VehicleDetails</text:p>
      <text:p text:style-name="P4"/>
      <text:p text:style-name="P4">6. Create a typelist <text:s/>Occupation_Ext.tti and add the following codes</text:p>
      <text:p text:style-name="P4"><text:tab/><text:tab/></text:p>
      <text:list xml:id="list1763342720" text:style-name="L6">
        <text:list-item>
          <text:p text:style-name="P7">Doctor </text:p>
        </text:list-item>
        <text:list-item>
          <text:p text:style-name="P7">Nurse</text:p>
        </text:list-item>
        <text:list-item>
          <text:p text:style-name="P7">Lawyer</text:p>
        </text:list-item>
        <text:list-item>
          <text:p text:style-name="P7">Police</text:p>
        </text:list-item>
      </text:list>
      <text:p text:style-name="P4"/>
      <text:p text:style-name="P4"><text:s/>Create typefilter to display occupations related to Hospital.</text:p>
      <text:p text:style-name="P4"/>
      <text:p text:style-name="P4">7. Create a typelist <text:s/>VehicleType.tti</text:p>
      <text:p text:style-name="P4"><text:tab/><text:tab/></text:p>
      <text:p text:style-name="P4"><text:s text:c="4"/>Create typefilter to display occupations related to Luxury cars.</text:p>
      <text:p text:style-name="P4"/>
      <text:p text:style-name="P4">8. Restart the server and check for the data model changes in the database and in the data dictionary.</text:p>
      <text:list xml:id="list112855536077539" text:continue-list="list4005476269" text:style-name="L4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09:33.713000000</meta:creation-date>
    <dc:date>2018-03-21T11:28:53.618000000</dc:date>
    <meta:editing-duration>PT9M9S</meta:editing-duration>
    <meta:editing-cycles>1</meta:editing-cycles>
    <meta:document-statistic meta:table-count="0" meta:image-count="0" meta:object-count="0" meta:page-count="1" meta:paragraph-count="28" meta:word-count="169" meta:character-count="1178" meta:non-whitespace-character-count="885"/>
    <meta:generator>LibreOffice/5.3.4.2$Windows_X86_64 LibreOffice_project/f82d347ccc0be322489bf7da61d7e4ad13fe2ff3</meta:generator>
  </office:meta>
</office:document-meta>
</file>